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Caligraphic" svg:font-family="MathJax_Caligraphic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svg:stroke-linecap="butt" draw:fill="none" draw:textarea-vertical-align="top" draw:auto-grow-height="false" fo:min-height="3.608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ce5cd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ffe99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5.26cm" fo:min-width="7.169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svg:stroke-linecap="butt" draw:fill="none" draw:textarea-vertical-align="top" draw:auto-grow-height="false" fo:min-height="0.359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svg:stroke-linecap="butt" draw:fill="none" draw:textarea-vertical-align="top" draw:auto-grow-height="false" fo:min-height="0.362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svg:stroke-linecap="butt" draw:fill="none" draw:textarea-vertical-align="top" draw:auto-grow-height="false" fo:min-height="0cm" fo:min-width="1.86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dde8cb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dde8cb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dde8cb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dde8cb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dde8cb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dde8cb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MathJax_Caligraphic" fo:font-size="14pt"/>
    </style:style>
    <style:style style:name="P3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MathJax_Caligraphic"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athJax_Caligraphic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font-name="MathJax_Caligraphic" fo:font-size="14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Google Shape;203;p22" draw:style-name="gr1" draw:text-style-name="P1" draw:layer="layout" svg:width="0.043cm" svg:height="3.858cm" svg:x="10.563cm" svg:y="1.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;p22" draw:style-name="gr2" draw:text-style-name="P3" draw:layer="layout" svg:width="2.837cm" svg:height="1.016cm" svg:x="3.716cm" svg:y="4.906cm">
          <text:p text:style-name="P2"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2" draw:style-name="gr3" draw:text-style-name="P3" draw:layer="layout" svg:width="2.837cm" svg:height="1.099cm" svg:x="3.716cm" svg:y="6.145cm">
          <text:p text:style-name="P2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2" draw:style-name="gr4" draw:text-style-name="P3" draw:layer="layout" svg:width="2.837cm" svg:height="1.099cm" svg:x="3.716cm" svg:y="7.383cm">
          <text:p text:style-name="P2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2" draw:style-name="gr5" draw:text-style-name="P3" draw:layer="layout" svg:width="2.837cm" svg:height="1.099cm" svg:x="3.716cm" svg:y="8.621cm">
          <text:p text:style-name="P2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6" draw:text-style-name="P3" draw:layer="layout" svg:width="2.837cm" svg:height="1.101cm" svg:x="3.716cm" svg:y="9.859cm">
          <text:p text:style-name="P2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2" draw:style-name="gr7" draw:text-style-name="P5" draw:layer="layout" svg:width="2.837cm" svg:height="1.016cm" svg:x="11.243cm" svg:y="11.412cm">
          <text:p text:style-name="P4"><text:span text:style-name="T3">free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2" draw:style-name="gr8" draw:text-style-name="P3" draw:layer="layout" svg:width="2.837cm" svg:height="1.099cm" svg:x="18.861cm" svg:y="4.908cm">
          <text:p text:style-name="P2"><text:span text:style-name="T2">A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2" draw:style-name="gr9" draw:text-style-name="P3" draw:layer="layout" svg:width="2.837cm" svg:height="1.099cm" svg:x="18.861cm" svg:y="6.146cm">
          <text:p text:style-name="P2"><text:span text:style-name="T2">B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2" draw:style-name="gr10" draw:text-style-name="P3" draw:layer="layout" svg:width="2.837cm" svg:height="1.099cm" svg:x="18.861cm" svg:y="7.384cm">
          <text:p text:style-name="P2"><text:span text:style-name="T2">C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2" draw:style-name="gr11" draw:text-style-name="P3" draw:layer="layout" svg:width="2.837cm" svg:height="1.099cm" svg:x="18.861cm" svg:y="8.622cm">
          <text:p text:style-name="P2"><text:span text:style-name="T2">D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2" draw:style-name="gr12" draw:text-style-name="P3" draw:layer="layout" svg:width="2.837cm" svg:height="1.099cm" svg:x="18.861cm" svg:y="9.86cm">
          <text:p text:style-name="P2"><text:span text:style-name="T2">E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2" draw:style-name="gr13" draw:text-style-name="P6" draw:layer="layout" svg:width="7.676cm" svg:height="5.767cm" svg:x="8.823cm" svg:y="5.033cm">
          <text:p text:style-name="P4"><text:span text:style-name="T4">Arithmetic</text:span></text:p>
          <text:p text:style-name="P4"><text:span text:style-name="T4">State</text:span><text:span text:style-name="T4"><text:line-break/></text:span><text:span text:style-name="T4">Machine</text:span></text:p>
          <text:p text:style-name="P4"><text:span text:style-name="T4">(Polynomial Identiti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2" draw:style-name="gr14" draw:text-style-name="P1" draw:layer="layout" svg:width="0.01cm" svg:height="0.609cm" svg:x="14.017cm" svg:y="4.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22" draw:style-name="gr15" draw:text-style-name="P1" draw:layer="layout" svg:width="0.001cm" svg:height="0.612cm" draw:transform="rotate (-3.14159265358979) translate (12.661cm 11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2" draw:style-name="gr16" draw:text-style-name="P1" draw:layer="layout" svg:width="2.36cm" svg:height="0.005cm" draw:transform="rotate (-3.14159265358979) translate (8.914cm 5.4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22" draw:style-name="gr16" draw:text-style-name="P1" draw:layer="layout" svg:width="2.36cm" svg:height="0.005cm" draw:transform="rotate (-3.14159265358979) translate (8.914cm 6.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6;p22" draw:style-name="gr16" draw:text-style-name="P1" draw:layer="layout" svg:width="2.36cm" svg:height="0.005cm" draw:transform="rotate (-3.14159265358979) translate (8.914cm 7.8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7;p22" draw:style-name="gr16" draw:text-style-name="P1" draw:layer="layout" svg:width="2.36cm" svg:height="0.005cm" draw:transform="rotate (-3.14159265358979) translate (8.914cm 9.1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8;p22" draw:style-name="gr16" draw:text-style-name="P1" draw:layer="layout" svg:width="2.36cm" svg:height="0.005cm" draw:transform="rotate (-3.14159265358979) translate (8.914cm 10.3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9;p22" draw:style-name="gr16" draw:text-style-name="P1" draw:layer="layout" svg:width="2.36cm" svg:height="0.005cm" draw:transform="rotate (-3.14159265358979) translate (18.861cm 5.4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0;p22" draw:style-name="gr16" draw:text-style-name="P1" draw:layer="layout" svg:width="2.36cm" svg:height="0.005cm" draw:transform="rotate (-3.14159265358979) translate (18.861cm 6.6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1;p22" draw:style-name="gr16" draw:text-style-name="P1" draw:layer="layout" svg:width="2.36cm" svg:height="0.005cm" draw:transform="rotate (-3.14159265358979) translate (18.861cm 7.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2;p22" draw:style-name="gr16" draw:text-style-name="P1" draw:layer="layout" svg:width="2.36cm" svg:height="0.005cm" draw:transform="rotate (-3.14159265358979) translate (18.861cm 9.1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22" draw:style-name="gr16" draw:text-style-name="P1" draw:layer="layout" svg:width="2.36cm" svg:height="0.005cm" draw:transform="rotate (-3.14159265358979) translate (18.861cm 10.3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6;p22" draw:style-name="gr17" draw:text-style-name="P7" draw:layer="layout" svg:width="2.837cm" svg:height="0.608cm" svg:x="12.597cm" svg:y="4.015cm">
          <text:p text:style-name="P4"><text:span text:style-name="T3">l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2" draw:style-name="gr18" draw:text-style-name="P7" draw:layer="layout" svg:width="2.837cm" svg:height="0.608cm" svg:x="9.196cm" svg:y="0.973cm">
          <text:p text:style-name="P4"><text:span text:style-name="T3">set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2" draw:style-name="gr19" draw:text-style-name="P7" draw:layer="layout" svg:width="2.837cm" svg:height="0.608cm" svg:x="9.196cm" svg:y="1.734cm">
          <text:p text:style-name="P4"><text:span text:style-name="T3">set</text:span><text:span text:style-name="T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2" draw:style-name="gr20" draw:text-style-name="P7" draw:layer="layout" svg:width="2.837cm" svg:height="0.608cm" svg:x="9.196cm" svg:y="2.494cm">
          <text:p text:style-name="P4"><text:span text:style-name="T3">set</text:span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2" draw:style-name="gr21" draw:text-style-name="P7" draw:layer="layout" svg:width="2.837cm" svg:height="0.608cm" svg:x="9.196cm" svg:y="3.255cm">
          <text:p text:style-name="P4"><text:span text:style-name="T3">set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2" draw:style-name="gr22" draw:text-style-name="P7" draw:layer="layout" svg:width="2.837cm" svg:height="0.608cm" svg:x="9.196cm" svg:y="4.015cm">
          <text:p text:style-name="P4"><text:span text:style-name="T3">set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Caligraphic" svg:font-family="MathJax_Caligraphic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9:17:55.920768105</meta:creation-date>
    <dc:date>2021-12-28T20:34:31.552997183</dc:date>
    <meta:editing-duration>PT7M42S</meta:editing-duration>
    <meta:editing-cycles>4</meta:editing-cycles>
    <meta:generator>LibreOffice/6.4.7.2$Linux_X86_64 LibreOffice_project/40$Build-2</meta:generator>
    <meta:document-statistic meta:object-count="54"/>
  </office:meta>
</office:document-meta>
</file>